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 Sans Pro" svg:font-family="Source Sans Pro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Calligraphy" svg:font-family="Lucida Calligraphy" style:font-family-generic="script" style:font-pitch="variable" svg:panose-1="3 1 1 1 1 1 1 1 1 1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ystem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Élevé" style:family="text">
      <style:text-properties fo:font-size="24pt" style:font-size-asian="24pt" style:font-size-complex="24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color="#000000" fo:font-size="20pt" style:font-size-asian="20pt" style:font-size-complex="20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style:font-name="Lucida Calligraphy" fo:color="#FFFFFF" fo:font-size="22pt" style:font-size-asian="22pt" style:font-size-complex="22pt"/>
    </style:style>
    <style:style style:name="T8" style:parent-style-name="Policepardéfaut" style:family="text">
      <style:text-properties style:font-name="Lucida Calligraphy" fo:font-weight="bold" style:font-weight-asian="bold" style:font-weight-complex="bold" fo:color="#FFFFFF" fo:font-size="22pt" style:font-size-asian="22pt" style:font-size-complex="22pt"/>
    </style:style>
    <style:style style:name="T9" style:parent-style-name="Policepardéfaut" style:family="text">
      <style:text-properties style:font-name="Lucida Calligraphy" fo:color="#FFFFFF" fo:font-size="22pt" style:font-size-asian="22pt" style:font-size-complex="22pt"/>
    </style:style>
    <style:style style:name="T10" style:parent-style-name="Policepardéfaut" style:family="text">
      <style:text-properties fo:font-weight="bold" style:font-weight-asian="bold" style:font-weight-complex="bold" fo:color="#FFFFFF" fo:font-size="22pt" style:font-size-asian="22pt" style:font-size-complex="22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color="#000000" fo:font-size="20pt" style:font-size-asian="20pt" style:font-size-complex="20pt"/>
    </style:style>
    <style:style style:name="P13" style:parent-style-name="Normal" style:family="paragraph">
      <style:text-properties style:font-name="Lucida Calligraphy" fo:font-weight="bold" style:font-weight-asian="bold" style:font-weight-complex="bold" fo:color="#FFFFFF" fo:font-size="20pt" style:font-size-asian="20pt" style:font-size-complex="20pt"/>
    </style:style>
    <style:style style:name="P14" style:parent-style-name="Normal" style:family="paragraph">
      <style:paragraph-properties fo:text-align="center"/>
      <style:text-properties style:font-name="Lucida Calligraphy" fo:color="#4472C4" fo:font-size="24pt" style:font-size-asian="24pt" style:font-size-complex="24pt"/>
    </style:style>
    <style:style style:name="P15" style:parent-style-name="Normal" style:family="paragraph">
      <style:paragraph-properties fo:text-align="justify" fo:line-height="150%"/>
      <style:text-properties style:font-name="Calibri Light" style:font-name-complex="Calibri Light" fo:font-size="14pt" style:font-size-asian="14pt" style:font-size-complex="14pt"/>
    </style:style>
    <style:style style:name="P16" style:parent-style-name="Normal" style:family="paragraph">
      <style:paragraph-properties fo:text-align="justify" fo:line-height="150%"/>
      <style:text-properties style:font-name="Calibri Light" style:font-name-complex="Calibri Light" fo:font-size="14pt" style:font-size-asian="14pt" style:font-size-complex="14pt"/>
    </style:style>
    <style:style style:name="P17" style:parent-style-name="Normal" style:family="paragraph">
      <style:paragraph-properties fo:text-align="center"/>
      <style:text-properties style:font-name="Lucida Calligraphy" fo:color="#4472C4" fo:font-size="24pt" style:font-size-asian="24pt" style:font-size-complex="24pt"/>
    </style:style>
    <style:style style:name="P18" style:parent-style-name="Normal" style:family="paragraph">
      <style:paragraph-properties fo:text-align="justify" fo:line-height="200%"/>
      <style:text-properties style:font-name="Calibri Light" style:font-name-complex="Calibri Light" fo:font-size="14pt" style:font-size-asian="14pt" style:font-size-complex="14pt"/>
    </style:style>
    <style:style style:name="P19" style:parent-style-name="Normal" style:family="paragraph">
      <style:paragraph-properties fo:text-align="center"/>
      <style:text-properties style:font-name="Lucida Calligraphy" fo:color="#4472C4" fo:font-size="24pt" style:font-size-asian="24pt" style:font-size-complex="24pt"/>
    </style:style>
    <style:style style:name="P20" style:parent-style-name="Normal" style:family="paragraph">
      <style:paragraph-properties fo:text-align="justify"/>
      <style:text-properties style:font-name="Calibri Light" style:font-name-complex="Calibri Light" fo:font-size="14pt" style:font-size-asian="14pt" style:font-size-complex="14pt"/>
    </style:style>
    <style:style style:name="P21" style:parent-style-name="Normal" style:family="paragraph">
      <style:paragraph-properties fo:text-align="center"/>
    </style:style>
    <style:style style:name="T22" style:parent-style-name="Policepardéfaut" style:family="text">
      <style:text-properties style:font-name="Lucida Calligraphy" fo:font-size="24pt" style:font-size-asian="24pt" style:font-size-complex="24pt"/>
    </style:style>
    <style:style style:name="T23" style:parent-style-name="Policepardéfaut" style:family="text">
      <style:text-properties style:font-name="Lucida Calligraphy" fo:color="#4472C4" fo:font-size="24pt" style:font-size-asian="24pt" style:font-size-complex="24pt"/>
    </style:style>
    <style:style style:name="P24" style:parent-style-name="Normal" style:family="paragraph">
      <style:paragraph-properties fo:text-align="justify"/>
      <style:text-properties style:font-name="Calibri Light" style:font-name-complex="Calibri Light" fo:font-size="14pt" style:font-size-asian="14pt" style:font-size-complex="14pt"/>
    </style:style>
    <style:style style:name="P25" style:parent-style-name="Normal" style:family="paragraph">
      <style:paragraph-properties fo:text-align="center">
        <style:tab-stops>
          <style:tab-stop style:type="left" style:position="2.6979in"/>
        </style:tab-stops>
      </style:paragraph-properties>
    </style:style>
    <style:style style:name="T26" style:parent-style-name="Policepardéfaut" style:family="text">
      <style:text-properties style:font-name="Lucida Calligraphy" fo:color="#4472C4" fo:font-size="24pt" style:font-size-asian="24pt" style:font-size-complex="24pt"/>
    </style:style>
    <style:style style:name="P27" style:parent-style-name="Normal" style:family="paragraph">
      <style:paragraph-properties fo:text-align="justify"/>
      <style:text-properties style:font-name="Calibri Light" style:font-name-complex="Calibri Light" fo:font-size="14pt" style:font-size-asian="14pt" style:font-size-complex="14pt"/>
    </style:style>
    <style:style style:name="P28" style:parent-style-name="Normal" style:family="paragraph">
      <style:paragraph-properties fo:text-align="justify"/>
      <style:text-properties style:font-name="Calibri Light" style:font-name-complex="Calibri Light" fo:font-size="14pt" style:font-size-asian="14pt" style:font-size-complex="14pt"/>
    </style:style>
    <style:style style:name="P29" style:parent-style-name="Normal" style:family="paragraph">
      <style:paragraph-properties fo:text-align="justify"/>
      <style:text-properties style:font-name="Lucida Calligraphy" fo:color="#3762A2" fo:font-size="24pt" style:font-size-asian="24pt" style:font-size-complex="24pt"/>
    </style:style>
    <style:style style:name="P30" style:parent-style-name="Corps" style:family="paragraph">
      <style:paragraph-properties fo:margin-bottom="0.1111in"/>
      <style:text-properties style:font-name="Helvetica" style:font-name-asian="Helvetica" style:font-name-complex="Helvetica"/>
    </style:style>
    <style:style style:name="P31" style:parent-style-name="Corps" style:family="paragraph">
      <style:paragraph-properties fo:margin-bottom="0.1111in"/>
      <style:text-properties style:font-name="Helvetica" style:font-name-asian="Helvetica" style:font-name-complex="Helvetica"/>
    </style:style>
    <style:style style:name="P32" style:parent-style-name="Corps" style:family="paragraph">
      <style:paragraph-properties fo:margin-bottom="0.1111in"/>
      <style:text-properties style:font-name="Helvetica" style:font-name-asian="Helvetica" style:font-name-complex="Helvetica"/>
    </style:style>
    <style:style style:name="P33" style:parent-style-name="Corps" style:family="paragraph">
      <style:paragraph-properties fo:margin-bottom="0.1111in"/>
      <style:text-properties style:font-name="Helvetica" style:font-name-asian="Helvetica" style:font-name-complex="Helvetica"/>
    </style:style>
    <style:style style:name="P34" style:parent-style-name="Corps" style:family="paragraph">
      <style:paragraph-properties fo:margin-bottom="0.1111in"/>
      <style:text-properties style:font-name="Helvetica" style:font-name-asian="Helvetica" style:font-name-complex="Helvetica"/>
    </style:style>
    <style:style style:name="P35" style:parent-style-name="Corps" style:family="paragraph">
      <style:paragraph-properties fo:margin-bottom="0.1111in"/>
      <style:text-properties style:font-name="Helvetica" style:font-name-asian="Helvetica" style:font-name-complex="Helvetica"/>
    </style:style>
    <style:style style:name="P36" style:parent-style-name="Corps" style:family="paragraph">
      <style:paragraph-properties fo:margin-bottom="0.1111in"/>
      <style:text-properties style:font-name="Helvetica" style:font-name-asian="Helvetica" style:font-name-complex="Helvetica"/>
    </style:style>
    <style:style style:name="P37" style:parent-style-name="Corps" style:family="paragraph">
      <style:paragraph-properties fo:margin-bottom="0.1111in"/>
    </style:style>
    <style:style style:name="T38" style:parent-style-name="Policepardéfaut" style:family="text">
      <style:text-properties style:font-name="Helvetica" style:font-name-asian="Helvetica" style:font-name-complex="Helvetica"/>
    </style:style>
    <style:style style:name="T39" style:parent-style-name="Policepardéfaut" style:family="text">
      <style:text-properties style:font-name="Lucida Calligraphy" fo:color="#3762A2" fo:font-size="24pt" style:font-size-asian="24pt" style:font-size-complex="24pt"/>
    </style:style>
    <style:style style:name="T40" style:parent-style-name="Policepardéfaut" style:family="text">
      <style:text-properties style:font-name="Lucida Calligraphy" fo:color="#3762A2" fo:font-size="24pt" style:font-size-asian="24pt" style:font-size-complex="24pt"/>
    </style:style>
    <style:style style:name="P41" style:parent-style-name="Corps" style:family="paragraph">
      <style:paragraph-properties fo:margin-bottom="0.1111in"/>
      <style:text-properties style:font-name="Helvetica" style:font-name-asian="Helvetica" style:font-name-complex="Helvetica"/>
    </style:style>
    <style:style style:name="P42" style:parent-style-name="Corps" style:family="paragraph">
      <style:paragraph-properties fo:margin-bottom="0.1111in"/>
      <style:text-properties style:font-name="Helvetica" style:font-name-asian="Helvetica" style:font-name-complex="Helvetica"/>
    </style:style>
    <style:style style:name="P43" style:parent-style-name="Corps" style:family="paragraph">
      <style:paragraph-properties fo:margin-bottom="0.1111in"/>
      <style:text-properties style:font-name="Lucida Calligraphy" fo:color="#3762A2" fo:font-size="24pt" style:font-size-asian="24pt" style:font-size-complex="24pt"/>
    </style:style>
    <style:style style:name="P44" style:parent-style-name="Corps" style:family="paragraph">
      <style:paragraph-properties fo:margin-bottom="0.1111in"/>
      <style:text-properties style:font-name="Helvetica" style:font-name-asian="Helvetica" style:font-name-complex="Helvetica"/>
    </style:style>
    <style:style style:name="P45" style:parent-style-name="Corps" style:family="paragraph">
      <style:paragraph-properties fo:margin-bottom="0.1111in"/>
      <style:text-properties style:font-name="Helvetica" style:font-name-asian="Helvetica" style:font-name-complex="Helvetica"/>
    </style:style>
    <style:style style:name="P46" style:parent-style-name="Normal" style:family="paragraph">
      <style:paragraph-properties fo:text-align="justify"/>
      <style:text-properties style:font-name="Lucida Calligraphy" fo:color="#3762A2" fo:font-size="24pt" style:font-size-asian="24pt" style:font-size-complex="24pt"/>
    </style:style>
  </office:automatic-styles>
  <office:body>
    <office:text text:use-soft-page-breaks="true">
      <text:p text:style-name="P1"><text:span text:style-name="T2">CAHIER DE CHARGE</text:span></text:p>
      <text:p text:style-name="P3"/>
      <text:p text:style-name="P4">Création d’une application pour<text:s/>recenser et lister<text:s/>les apprenants Simplon</text:p>
      <text:p text:style-name="P5"/>
      <text:p text:style-name="P6"><text:span text:style-name="T7">Personne</text:span><text:span text:style-name="T8"><text:s/></text:span><text:span text:style-name="T9">à contacter</text:span><text:span text:style-name="T10"> :<text:s/></text:span></text:p>
      <text:p text:style-name="P11"/>
      <text:p text:style-name="P12">Groupe<text:s/>4</text:p>
      <text:p text:style-name="P13"/>
      <text:p text:style-name="P14">Présentation</text:p>
      <text:p text:style-name="P15"><text:s/>Simplon est une fabrique<text:s/>numérique<text:s/>implantée<text:s/>dans plusieurs pays dont le but est de former les jeunes dans le domaine du<text:s/>numérique.<text:s/>Au Burkina Faso Simplon offre<text:s/>gratuitement deux<text:s/>formations<text:s/>développement<text:s/>web et web mobile<text:s/>et<text:s/>aussi en<text:s/>référent<text:s/>digital.</text:p>
      <text:p text:style-name="P16">Dans le souci de bien<text:s/>de mieux offrir un cadre a ses apprenants et a ses<text:s/>différents<text:s/>acteurs,<text:s/>elle envisage<text:s/>mettre en place une application web et web mobile afin de<text:s/>répondre<text:s/>à<text:s/>ce besoin.</text:p>
      <text:p text:style-name="P17">Objectif viser par l’’application</text:p>
      <text:p text:style-name="P18"><text:s/>L’application doit pouvoir lister les apprenants<text:s/>et les enregistrer<text:s/>et faire une recherche au besoin.</text:p>
      <text:p text:style-name="P19">Les cibles visées</text:p>
      <text:soft-page-break/>
      <text:p text:style-name="P20"><text:s/>Ce que l’application vise ici c’est une meilleure qualité quant à la connaissance et au suivi<text:s/>de ses apprenants.</text:p>
      <text:p text:style-name="P21"><text:span text:style-name="T22"><text:tab/></text:span><text:span text:style-name="T23">Les périmètres de l’’application</text:span></text:p>
      <text:p text:style-name="P24">Le site sera traduit principalement en deux langue français et<text:s/>anglais, il<text:s/>sera également<text:s/>équipé<text:s/>d’une<text:s/>bibliothèque<text:s/>en ligne.</text:p>
      <text:p text:style-name="P25"><text:span text:style-name="T26">La charte graphique</text:span></text:p>
      <text:p text:style-name="P27"><text:s text:c="2"/>Le site aura des couleurs tel que le<text:s/>rouge,<text:s/>le<text:s/>noir,<text:s/>le blanc<text:s/>et le vert.</text:p>
      <text:p text:style-name="P28"><text:s text:c="2"/>La police principale : Arial, Verdana, Apple…<text:s text:c="2"/></text:p>
      <text:p text:style-name="P29"><text:s text:c="13"/>Langage<text:s/></text:p>
      <text:p text:style-name="P30">HTML5</text:p>
      <text:p text:style-name="P31">CSS3</text:p>
      <text:p text:style-name="P32">JAVASCRYPT</text:p>
      <text:p text:style-name="P33">PHP</text:p>
      <text:p text:style-name="P34">SQL</text:p>
      <text:p text:style-name="P35">FRAMEWORK : JQuery et Bootstrap, Fontawesome.</text:p>
      <text:p text:style-name="P36"/>
      <text:p text:style-name="P37"><text:span text:style-name="T38"><text:s text:c="23"/></text:span><text:span text:style-name="T39"><text:s text:c="2"/></text:span><text:span text:style-name="T40">Cout</text:span></text:p>
      <text:p text:style-name="P41">Le cout du projet sera<text:s/>évalué<text:s/>par COCOMO(Constructive Cost Model).</text:p>
      <text:p text:style-name="P42">Le cout du projet est estime a 390 millions de Fcfa.</text:p>
      <text:p text:style-name="P43"/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 Sans Pro" svg:font-family="Source Sans Pro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Calligraphy" svg:font-family="Lucida Calligraphy" style:font-family-generic="script" style:font-pitch="variable" svg:panose-1="3 1 1 1 1 1 1 1 1 1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orps" style:display-name="Corps" style:family="paragraph">
      <style:paragraph-properties fo:border="0in solid #FFFFFF" fo:padding="0.4305in" style:shadow="#000000 0in 0in" style:vertical-align="auto" fo:margin-bottom="0in" fo:line-height="100%"/>
      <style:text-properties style:font-name="Source Sans Pro" style:font-name-asian="Source Sans Pro" style:font-name-complex="Source Sans Pro" fo:color="#000000" fo:font-size="13pt" style:font-size-asian="13pt" style:font-size-complex="13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</meta:initial-creator>
    <dc:creator>douk pc</dc:creator>
    <meta:creation-date>2020-12-26T12:26:00Z</meta:creation-date>
    <dc:date>2021-01-14T08:53:00Z</dc:date>
    <meta:template xlink:href="Normal" xlink:type="simple"/>
    <meta:editing-cycles>20</meta:editing-cycles>
    <meta:editing-duration>PT97560S</meta:editing-duration>
    <meta:document-statistic meta:page-count="2" meta:paragraph-count="2" meta:word-count="216" meta:character-count="1408" meta:row-count="9" meta:non-whitespace-character-count="1194"/>
  </office:meta>
</office:document-meta>
</file>